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4.816cm" svg:y="1.826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4.1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6.4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8.7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1.0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3.3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5.6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17.9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20.2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22.5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0.343cm" svg:height="1.224cm" svg:x="4.833cm" svg:y="24.819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1" draw:layer="layout" svg:x1="10.05cm" svg:y1="3.069cm" svg:x2="10.05cm" svg:y2="4.101cm">
          <text:p text:style-name="P2"/>
        </draw:line>
        <draw:line draw:style-name="gr2" draw:text-style-name="P1" draw:layer="layout" svg:x1="10.05cm" svg:y1="5.369cm" svg:x2="10.05cm" svg:y2="6.401cm">
          <text:p text:style-name="P2"/>
        </draw:line>
        <draw:line draw:style-name="gr2" draw:text-style-name="P1" draw:layer="layout" svg:x1="10.05cm" svg:y1="7.669cm" svg:x2="10.05cm" svg:y2="8.701cm">
          <text:p text:style-name="P2"/>
        </draw:line>
        <draw:line draw:style-name="gr2" draw:text-style-name="P1" draw:layer="layout" svg:x1="10.05cm" svg:y1="9.969cm" svg:x2="10.05cm" svg:y2="11.001cm">
          <text:p text:style-name="P2"/>
        </draw:line>
        <draw:line draw:style-name="gr2" draw:text-style-name="P1" draw:layer="layout" svg:x1="10.05cm" svg:y1="12.269cm" svg:x2="10.05cm" svg:y2="13.301cm">
          <text:p text:style-name="P2"/>
        </draw:line>
        <draw:line draw:style-name="gr2" draw:text-style-name="P1" draw:layer="layout" svg:x1="10.05cm" svg:y1="14.569cm" svg:x2="10.05cm" svg:y2="15.601cm">
          <text:p text:style-name="P2"/>
        </draw:line>
        <draw:line draw:style-name="gr2" draw:text-style-name="P1" draw:layer="layout" svg:x1="10.05cm" svg:y1="16.869cm" svg:x2="10.05cm" svg:y2="17.901cm">
          <text:p text:style-name="P2"/>
        </draw:line>
        <draw:line draw:style-name="gr2" draw:text-style-name="P1" draw:layer="layout" svg:x1="10.05cm" svg:y1="19.169cm" svg:x2="10.05cm" svg:y2="20.201cm">
          <text:p text:style-name="P2"/>
        </draw:line>
        <draw:line draw:style-name="gr2" draw:text-style-name="P1" draw:layer="layout" svg:x1="10.05cm" svg:y1="21.469cm" svg:x2="10.05cm" svg:y2="22.501cm">
          <text:p text:style-name="P2"/>
        </draw:line>
        <draw:line draw:style-name="gr2" draw:text-style-name="P1" draw:layer="layout" svg:x1="10.05cm" svg:y1="23.769cm" svg:x2="10.05cm" svg:y2="24.801cm">
          <text:p text:style-name="P2"/>
        </draw:line>
        <draw:line draw:style-name="gr3" draw:text-style-name="P1" draw:layer="layout" svg:x1="1.804cm" svg:y1="4.628cm" svg:x2="4.788cm" svg:y2="4.628cm">
          <text:p text:style-name="P2"/>
        </draw:line>
        <draw:line draw:style-name="gr2" draw:text-style-name="P1" draw:layer="layout" svg:x1="15.169cm" svg:y1="7.036cm" svg:x2="18.373cm" svg:y2="7.036cm">
          <text:p text:style-name="P2"/>
        </draw:line>
        <draw:line draw:style-name="gr2" draw:text-style-name="P1" draw:layer="layout" svg:x1="15.169cm" svg:y1="9.336cm" svg:x2="18.373cm" svg:y2="9.336cm">
          <text:p text:style-name="P2"/>
        </draw:line>
        <draw:line draw:style-name="gr2" draw:text-style-name="P1" draw:layer="layout" svg:x1="15.169cm" svg:y1="11.636cm" svg:x2="18.373cm" svg:y2="11.636cm">
          <text:p text:style-name="P2"/>
        </draw:line>
        <draw:line draw:style-name="gr2" draw:text-style-name="P1" draw:layer="layout" svg:x1="15.169cm" svg:y1="13.936cm" svg:x2="18.373cm" svg:y2="13.936cm">
          <text:p text:style-name="P2"/>
        </draw:line>
        <draw:line draw:style-name="gr2" draw:text-style-name="P1" draw:layer="layout" svg:x1="15.169cm" svg:y1="16.236cm" svg:x2="18.373cm" svg:y2="16.236cm">
          <text:p text:style-name="P2"/>
        </draw:line>
        <draw:line draw:style-name="gr2" draw:text-style-name="P1" draw:layer="layout" svg:x1="15.169cm" svg:y1="18.536cm" svg:x2="18.373cm" svg:y2="18.536cm">
          <text:p text:style-name="P2"/>
        </draw:line>
        <draw:line draw:style-name="gr2" draw:text-style-name="P1" draw:layer="layout" svg:x1="15.169cm" svg:y1="20.836cm" svg:x2="18.373cm" svg:y2="20.836cm">
          <text:p text:style-name="P2"/>
        </draw:line>
        <draw:line draw:style-name="gr2" draw:text-style-name="P1" draw:layer="layout" svg:x1="15.169cm" svg:y1="23.136cm" svg:x2="18.373cm" svg:y2="23.136cm">
          <text:p text:style-name="P2"/>
        </draw:line>
        <draw:line draw:style-name="gr2" draw:text-style-name="P1" draw:layer="layout" svg:x1="15.169cm" svg:y1="25.436cm" svg:x2="18.373cm" svg:y2="25.436cm">
          <text:p text:style-name="P2"/>
        </draw:line>
        <draw:frame draw:style-name="gr4" draw:text-style-name="P2" draw:layer="layout" svg:width="2.186cm" svg:height="0.963cm" svg:x="15.676cm" svg:y="3.7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6.0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8.3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0.6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2.9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5.2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7.5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19.8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22.184cm">
          <draw:text-box>
            <text:p text:style-name="P2">yes</text:p>
          </draw:text-box>
        </draw:frame>
        <draw:frame draw:style-name="gr4" draw:text-style-name="P2" draw:layer="layout" svg:width="2.186cm" svg:height="0.963cm" svg:x="15.676cm" svg:y="24.484cm">
          <draw:text-box>
            <text:p text:style-name="P2">yes</text:p>
          </draw:text-box>
        </draw:frame>
        <draw:frame draw:style-name="gr5" draw:text-style-name="P2" draw:layer="layout" svg:width="1.78cm" svg:height="0.963cm" svg:x="10.048cm" svg:y="5.2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7.5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9.8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2.1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4.4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6.7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19.0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21.3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23.639cm">
          <draw:text-box>
            <text:p text:style-name="P2">no</text:p>
          </draw:text-box>
        </draw:frame>
        <draw:frame draw:style-name="gr5" draw:text-style-name="P2" draw:layer="layout" svg:width="1.78cm" svg:height="0.963cm" svg:x="10.048cm" svg:y="25.939cm">
          <draw:text-box>
            <text:p text:style-name="P2">no</text:p>
          </draw:text-box>
        </draw:frame>
        <draw:line draw:style-name="gr2" draw:text-style-name="P1" draw:layer="layout" svg:x1="9.971cm" svg:y1="26.088cm" svg:x2="9.971cm" svg:y2="27.12cm">
          <text:p text:style-name="P2"/>
        </draw:line>
        <draw:custom-shape draw:style-name="gr1" draw:text-style-name="P1" draw:layer="layout" svg:width="6.973cm" svg:height="1.224cm" svg:x="4.875cm" svg:y="27.095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6.972cm" svg:height="1.224cm" svg:x="12.871cm" svg:y="27.124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1" draw:layer="layout" svg:x1="18.269cm" svg:y1="4.741cm" svg:x2="18.269cm" svg:y2="27.01cm">
          <text:p text:style-name="P2"/>
        </draw:line>
        <draw:line draw:style-name="gr3" draw:text-style-name="P1" draw:layer="layout" svg:x1="15.301cm" svg:y1="4.734cm" svg:x2="18.285cm" svg:y2="4.734cm">
          <text:p text:style-name="P2"/>
        </draw:line>
        <draw:line draw:style-name="gr3" draw:text-style-name="P1" draw:layer="layout" svg:x1="1.764cm" svg:y1="4.639cm" svg:x2="1.764cm" svg:y2="7.885cm">
          <text:p text:style-name="P2"/>
        </draw:line>
        <draw:line draw:style-name="gr2" draw:text-style-name="P1" draw:layer="layout" svg:x1="1.764cm" svg:y1="7.849cm" svg:x2="10.01cm" svg:y2="7.845cm">
          <text:p text:style-name="P2"/>
        </draw:line>
        <draw:frame draw:style-name="gr4" draw:text-style-name="P2" draw:layer="layout" svg:width="2.187cm" svg:height="0.963cm" svg:x="2.29cm" svg:y="3.653cm">
          <draw:text-box>
            <text:p text:style-name="P2">yes</text:p>
          </draw:text-box>
        </draw:frame>
        <draw:frame draw:style-name="gr6" draw:text-style-name="P3" draw:layer="layout" svg:width="9.922cm" svg:height="1.077cm" svg:x="5.071cm" svg:y="2.094cm">
          <draw:text-box>
            <text:p text:style-name="P3"><text:span text:style-name="T1">Start</text:span></text:p>
          </draw:text-box>
        </draw:frame>
        <draw:frame draw:style-name="gr6" draw:text-style-name="P3" draw:layer="layout" svg:width="9.922cm" svg:height="1.077cm" svg:x="5.071cm" svg:y="4.394cm">
          <draw:text-box>
            <text:p text:style-name="P3"><text:span text:style-name="T1">Is name in quotation marks?</text:span></text:p>
          </draw:text-box>
        </draw:frame>
        <draw:frame draw:style-name="gr6" draw:text-style-name="P3" draw:layer="layout" svg:width="9.922cm" svg:height="1.077cm" svg:x="5.071cm" svg:y="6.694cm">
          <draw:text-box>
            <text:p text:style-name="P3"><text:span text:style-name="T1">An internal function (a label)?</text:span></text:p>
          </draw:text-box>
        </draw:frame>
        <draw:frame draw:style-name="gr6" draw:text-style-name="P3" draw:layer="layout" svg:width="9.922cm" svg:height="1.077cm" svg:x="5.071cm" svg:y="8.994cm">
          <draw:text-box>
            <text:p text:style-name="P3"><text:span text:style-name="T1">A built-in function?</text:span></text:p>
          </draw:text-box>
        </draw:frame>
        <draw:frame draw:style-name="gr6" draw:text-style-name="P3" draw:layer="layout" svg:width="9.922cm" svg:height="1.077cm" svg:x="5.071cm" svg:y="11.294cm">
          <draw:text-box>
            <text:p text:style-name="P3"><text:span text:style-name="T1">Function defined on ::ROUTINE?</text:span></text:p>
          </draw:text-box>
        </draw:frame>
        <draw:frame draw:style-name="gr7" draw:text-style-name="P3" draw:layer="layout" svg:width="9.922cm" svg:height="1.416cm" svg:x="5.071cm" svg:y="13.255cm">
          <draw:text-box>
            <text:p text:style-name="P3"><text:span text:style-name="T1">Public function defined on ::ROUTINE </text:span></text:p>
            <text:p text:style-name="P3"><text:span text:style-name="T1">in program referenced with ::REQUIRES?</text:span></text:p>
          </draw:text-box>
        </draw:frame>
        <draw:frame draw:style-name="gr6" draw:text-style-name="P3" draw:layer="layout" svg:width="9.922cm" svg:height="1.077cm" svg:x="5.071cm" svg:y="15.894cm">
          <draw:text-box>
            <text:p text:style-name="P3"><text:span text:style-name="T1">Macrospace pre-order?</text:span></text:p>
          </draw:text-box>
        </draw:frame>
        <draw:frame draw:style-name="gr6" draw:text-style-name="P3" draw:layer="layout" svg:width="9.922cm" svg:height="1.077cm" svg:x="5.071cm" svg:y="18.194cm">
          <draw:text-box>
            <text:p text:style-name="P3"><text:span text:style-name="T1">Part of external function package?</text:span></text:p>
          </draw:text-box>
        </draw:frame>
        <draw:frame draw:style-name="gr6" draw:text-style-name="P3" draw:layer="layout" svg:width="9.922cm" svg:height="1.077cm" svg:x="5.071cm" svg:y="20.494cm">
          <draw:text-box>
            <text:p text:style-name="P3"><text:span text:style-name="T1">External function with current extension?</text:span></text:p>
          </draw:text-box>
        </draw:frame>
        <draw:frame draw:style-name="gr6" draw:text-style-name="P3" draw:layer="layout" svg:width="9.922cm" svg:height="1.077cm" svg:x="5.071cm" svg:y="22.794cm">
          <draw:text-box>
            <text:p text:style-name="P3"><text:span text:style-name="T1">External function with default extension?</text:span></text:p>
          </draw:text-box>
        </draw:frame>
        <draw:frame draw:style-name="gr6" draw:text-style-name="P3" draw:layer="layout" svg:width="9.922cm" svg:height="1.077cm" svg:x="5.071cm" svg:y="25.094cm">
          <draw:text-box>
            <text:p text:style-name="P3"><text:span text:style-name="T1">Macrospace post-order?</text:span></text:p>
          </draw:text-box>
        </draw:frame>
        <draw:frame draw:style-name="gr6" draw:text-style-name="P3" draw:layer="layout" svg:width="6.915cm" svg:height="1.077cm" svg:x="4.91cm" svg:y="27.29cm">
          <draw:text-box>
            <text:p text:style-name="P3"><text:span text:style-name="T1">Error</text:span></text:p>
          </draw:text-box>
        </draw:frame>
        <draw:frame draw:style-name="gr6" draw:text-style-name="P3" draw:layer="layout" svg:width="6.915cm" svg:height="1.077cm" svg:x="12.904cm" svg:y="27.292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18T22:44:11</meta:creation-date>
    <dc:date>2009-01-19T06:17:01</dc:date>
    <dc:language>en-US</dc:language>
    <meta:editing-cycles>5</meta:editing-cycles>
    <meta:editing-duration>PT7H17M12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